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5595" officeooo:paragraph-rsid="000d5595"/>
    </style:style>
    <style:style style:name="P2" style:family="paragraph" style:parent-style-name="Table_20_Contents">
      <style:text-properties officeooo:rsid="000e9e30" officeooo:paragraph-rsid="000e9e30"/>
    </style:style>
    <style:style style:name="P3" style:family="paragraph" style:parent-style-name="Table_20_Contents">
      <style:text-properties officeooo:rsid="001024dc" officeooo:paragraph-rsid="001024dc"/>
    </style:style>
    <style:style style:name="P4" style:family="paragraph" style:parent-style-name="Table_20_Contents">
      <style:text-properties officeooo:rsid="001346a7" officeooo:paragraph-rsid="001346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829884199072">
          <table:table-cell table:style-name="Table1.A1" office:value-type="string">
            <text:p text:style-name="P1">#sujan.tmg : xen-mon-03 : 172.28.2255.21</text:p>
            <text:p text:style-name="P4">bacula-dir : 172.28.255.17</text:p>
            <text:p text:style-name="P4">bacula-sd : 172.28.255.18</text:p>
            <text:p text:style-name="P4">bacula-fd : 172.28.255.19</text:p>
          </table:table-cell>
        </table:table-row>
        <table:table-row table:style-name="TableLine94829884199072">
          <table:table-cell table:style-name="Table1.A2" office:value-type="string">
            <text:p text:style-name="P2">1572</text:p>
          </table:table-cell>
        </table:table-row>
        <table:table-row table:style-name="TableLine94829884199072">
          <table:table-cell table:style-name="Table1.A2" office:value-type="string">
            <text:p text:style-name="P3">Changing “e+1” to “e+0” using sed.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0:48:35.022828343</meta:creation-date>
    <meta:generator>LibreOffice/6.4.7.2$Linux_X86_64 LibreOffice_project/40$Build-2</meta:generator>
    <dc:date>2021-11-14T11:32:26.605864701</dc:date>
    <meta:editing-duration>PT23M5S</meta:editing-duration>
    <meta:editing-cycles>2</meta:editing-cycles>
    <meta:document-statistic meta:table-count="1" meta:image-count="0" meta:object-count="0" meta:page-count="1" meta:paragraph-count="6" meta:word-count="21" meta:character-count="154" meta:non-whitespace-character-count="139"/>
  </office:meta>
</office:document-meta>
</file>